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layer="layout" svg:width="1.524cm" svg:height="1.524cm" svg:x="3.683cm" svg:y="6.519cm">
          <text:p text:style-name="P1">S<text:span text:style-name="T1">1</text:span></text:p>
        </draw:circle>
        <draw:circle draw:style-name="gr1" draw:text-style-name="P2" draw:layer="layout" svg:width="1.524cm" svg:height="1.524cm" svg:x="12.065cm" svg:y="6.519cm">
          <text:p text:style-name="P1">S<text:span text:style-name="T1">2</text:span></text:p>
        </draw:circle>
        <draw:line draw:style-name="gr2" draw:text-style-name="P2" draw:layer="layout" svg:x1="4.445cm" svg:y1="5.757cm" svg:x2="16.637cm" svg:y2="5.757cm">
          <text:p text:style-name="P3"/>
        </draw:line>
        <draw:frame draw:style-name="gr3" draw:text-style-name="P3" draw:layer="layout" svg:width="2.286cm" svg:height="0.963cm" svg:x="15.875cm" svg:y="5.757cm">
          <draw:text-box>
            <text:p text:style-name="P3">time</text:p>
          </draw:text-box>
        </draw:frame>
        <draw:frame draw:style-name="gr4" draw:text-style-name="P3" draw:layer="layout" svg:width="0.001cm" svg:height="1.012cm" svg:x="4.445cm" svg:y="4.745cm">
          <draw:text-box>
            <text:p text:style-name="P3">0</text:p>
          </draw:text-box>
        </draw:frame>
        <draw:circle draw:style-name="gr1" draw:text-style-name="P2" draw:layer="layout" svg:width="1.524cm" svg:height="1.524cm" svg:x="3.683cm" svg:y="8.043cm">
          <text:p text:style-name="P1">S<text:span text:style-name="T1">1</text:span></text:p>
        </draw:circle>
        <draw:circle draw:style-name="gr1" draw:text-style-name="P2" draw:layer="layout" svg:width="1.524cm" svg:height="1.524cm" svg:x="10.541cm" svg:y="8.043cm">
          <text:p text:style-name="P1">S<text:span text:style-name="T1">2</text:span></text:p>
        </draw:circle>
        <draw:line draw:style-name="gr5" draw:text-style-name="P2" draw:layer="layout" svg:x1="5.207cm" svg:y1="7.281cm" svg:x2="12.065cm" svg:y2="7.281cm">
          <text:p text:style-name="P3"/>
        </draw:line>
        <draw:circle draw:style-name="gr1" draw:text-style-name="P2" draw:layer="layout" svg:width="1.524cm" svg:height="1.524cm" svg:x="3.683cm" svg:y="9.567cm">
          <text:p text:style-name="P1">S<text:span text:style-name="T1">1</text:span></text:p>
        </draw:circle>
        <draw:circle draw:style-name="gr1" draw:text-style-name="P2" draw:layer="layout" svg:width="1.524cm" svg:height="1.524cm" svg:x="3.683cm" svg:y="11.091cm">
          <text:p text:style-name="P1">S<text:span text:style-name="T1">1</text:span></text:p>
        </draw:circle>
        <draw:circle draw:style-name="gr1" draw:text-style-name="P2" draw:layer="layout" svg:width="1.524cm" svg:height="1.524cm" svg:x="3.683cm" svg:y="13.377cm">
          <text:p text:style-name="P1">S<text:span text:style-name="T1">1</text:span></text:p>
        </draw:circle>
        <draw:circle draw:style-name="gr1" draw:text-style-name="P2" draw:layer="layout" svg:width="1.524cm" svg:height="1.524cm" svg:x="3.683cm" svg:y="14.901cm">
          <text:p text:style-name="P1">S<text:span text:style-name="T1">1</text:span></text:p>
        </draw:circle>
        <draw:circle draw:style-name="gr1" draw:text-style-name="P2" draw:layer="layout" svg:width="1.524cm" svg:height="1.524cm" svg:x="3.683cm" svg:y="8.043cm">
          <text:p text:style-name="P1">S<text:span text:style-name="T1">1</text:span></text:p>
        </draw:circle>
        <draw:circle draw:style-name="gr1" draw:text-style-name="P2" draw:layer="layout" svg:width="1.524cm" svg:height="1.524cm" svg:x="9.017cm" svg:y="9.567cm">
          <text:p text:style-name="P1">S<text:span text:style-name="T1">2</text:span></text:p>
        </draw:circle>
        <draw:circle draw:style-name="gr1" draw:text-style-name="P2" draw:layer="layout" svg:width="1.524cm" svg:height="1.524cm" svg:x="15.113cm" svg:y="11.091cm">
          <text:p text:style-name="P1">S<text:span text:style-name="T1">2</text:span></text:p>
        </draw:circle>
        <draw:circle draw:style-name="gr1" draw:text-style-name="P2" draw:layer="layout" svg:width="1.524cm" svg:height="1.524cm" svg:x="10.541cm" svg:y="8.043cm">
          <text:p text:style-name="P1">S<text:span text:style-name="T1">2</text:span></text:p>
        </draw:circle>
        <draw:circle draw:style-name="gr1" draw:text-style-name="P2" draw:layer="layout" svg:width="1.524cm" svg:height="1.524cm" svg:x="10.541cm" svg:y="13.377cm">
          <text:p text:style-name="P1">S<text:span text:style-name="T1">2</text:span></text:p>
        </draw:circle>
        <draw:circle draw:style-name="gr1" draw:text-style-name="P2" draw:layer="layout" svg:width="1.524cm" svg:height="1.524cm" svg:x="11.303cm" svg:y="14.901cm">
          <text:p text:style-name="P1">S<text:span text:style-name="T1">2</text:span></text:p>
        </draw:circle>
        <draw:circle draw:style-name="gr1" draw:text-style-name="P2" draw:layer="layout" svg:width="1.524cm" svg:height="1.524cm" svg:x="3.683cm" svg:y="17.187cm">
          <text:p text:style-name="P1">S<text:span text:style-name="T1">1</text:span></text:p>
        </draw:circle>
        <draw:circle draw:style-name="gr1" draw:text-style-name="P2" draw:layer="layout" svg:width="1.524cm" svg:height="1.524cm" svg:x="9.779cm" svg:y="17.187cm">
          <text:p text:style-name="P1">S<text:span text:style-name="T1">2</text:span></text:p>
        </draw:circle>
        <draw:line draw:style-name="gr5" draw:text-style-name="P2" draw:layer="layout" svg:x1="5.207cm" svg:y1="8.805cm" svg:x2="10.541cm" svg:y2="8.805cm">
          <text:p text:style-name="P3"/>
        </draw:line>
        <draw:line draw:style-name="gr5" draw:text-style-name="P2" draw:layer="layout" svg:x1="5.207cm" svg:y1="10.329cm" svg:x2="9.017cm" svg:y2="10.329cm">
          <text:p text:style-name="P3"/>
        </draw:line>
        <draw:line draw:style-name="gr5" draw:text-style-name="P2" draw:layer="layout" svg:x1="5.207cm" svg:y1="11.853cm" svg:x2="15.113cm" svg:y2="11.853cm">
          <text:p text:style-name="P3"/>
        </draw:line>
        <draw:line draw:style-name="gr5" draw:text-style-name="P2" draw:layer="layout" svg:x1="5.207cm" svg:y1="14.139cm" svg:x2="10.541cm" svg:y2="14.139cm">
          <text:p text:style-name="P3"/>
        </draw:line>
        <draw:line draw:style-name="gr5" draw:text-style-name="P2" draw:layer="layout" svg:x1="5.207cm" svg:y1="15.663cm" svg:x2="11.303cm" svg:y2="15.663cm">
          <text:p text:style-name="P3"/>
        </draw:line>
        <draw:line draw:style-name="gr5" draw:text-style-name="P2" draw:layer="layout" svg:x1="5.207cm" svg:y1="17.949cm" svg:x2="9.779cm" svg:y2="17.949cm">
          <text:p text:style-name="P3"/>
        </draw:line>
        <draw:line draw:style-name="gr6" draw:text-style-name="P2" draw:layer="layout" svg:x1="4.445cm" svg:y1="12.615cm" svg:x2="4.445cm" svg:y2="13.377cm">
          <text:p text:style-name="P3"/>
        </draw:line>
        <draw:line draw:style-name="gr6" draw:text-style-name="P2" draw:layer="layout" svg:x1="4.445cm" svg:y1="16.425cm" svg:x2="4.445cm" svg:y2="17.187cm">
          <text:p text:style-name="P3"/>
        </draw:line>
        <draw:line draw:style-name="gr6" draw:text-style-name="P2" draw:layer="layout" svg:x1="4.445cm" svg:y1="18.711cm" svg:x2="4.445cm" svg:y2="20.23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1-31T08:25:14</meta:creation-date>
    <dc:creator>Julien Arino</dc:creator>
    <dc:date>2007-01-31T08:40:22</dc:date>
    <dc:language>en-US</dc:language>
    <meta:editing-cycles>3</meta:editing-cycles>
    <meta:editing-duration>PT15M1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